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P4" style:family="paragraph" style:parent-style-name="Standard">
      <style:text-properties fo:background-color="#ff3333"/>
    </style:style>
    <style:style style:name="P5" style:family="paragraph" style:parent-style-name="Standard">
      <style:text-properties fo:background-color="#ffff00"/>
    </style:style>
    <style:style style:name="P6" style:family="paragraph" style:parent-style-name="Standard">
      <style:text-properties fo:background-color="transparen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none"/>
    </style:style>
    <style:style style:name="T4" style:family="text">
      <style:text-properties fo:language="en" fo:country="none" fo:background-color="#9900ff"/>
    </style:style>
    <style:style style:name="T5" style:family="text">
      <style:text-properties fo:background-color="#9900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Standard">datensatz original</text:p>
      <text:p text:style-name="Standard">- welche probleme werden im preprocessing gelöst?</text:p>
      <text:p text:style-name="Standard"/>
      <text:p text:style-name="Standard">Basic stats</text:p>
      <text:p text:style-name="Standard">- <text:s/>verwendet auch cover and occurance privots bereinig mit BB in numeric</text:p>
      <text:p text:style-name="Standard">MVS</text:p>
      <text:p text:style-name="Standard">- cover and occurance privots bereinig mit BB in numeric</text:p>
      <text:p text:style-name="Standard">cortest</text:p>
      <text:p text:style-name="Standard">- nur MP cov and oc</text:p>
      <text:p text:style-name="Standard">cortest tree</text:p>
      <text:p text:style-name="Standard">cleanen</text:p>
      <text:p text:style-name="Standard"/>
      <text:p text:style-name="Standard">preprocessing baut also:</text:p>
      <text:p text:style-name="Standard"/>
      <text:p text:style-name="Standard">cover and occur für alle typen (für MVS und basics)</text:p>
      <text:p text:style-name="Standard">für cortest noch die main data</text:p>
      <text:p text:style-name="Standard">für treecortest die treelevel</text:p>
      <text:p text:style-name="Standard"/>
      <text:p text:style-name="Standard">XX. Data analysis</text:p>
      <text:p text:style-name="Standard">XX. Data preprocessing</text:p>
      <text:p text:style-name="Standard"/>
      <text:p text:style-name="P5">Unklar ob das digitalisieren hier beschrieben wird oder am ende von „Fieldwork“</text:p>
      <text:p text:style-name="P6">davon ausgehend, dass „data_clean“ vorliegt</text:p>
      <text:p text:style-name="P6"/>
      <text:p text:style-name="P6">„Data clean“ digitalisieren, eine zeile pro moos mit subplot lvel etc infos. Namesn für die tableen zum untershcieden.</text:p>
      <text:p text:style-name="P6"/>
      <text:p text:style-name="Standard"><text:span text:style-name="T2">First the collected data for every subplots (soil,deadwood,epythyt) is digitilise in a single table (main species table) with entrys for the subplot ID, the </text:span><text:span text:style-name="T3">appropriate mainplot ID and the moos ID. For epityhts further the level and tree species it occures on. Within this table a single moos species can occour several times on a mainplot (eg on soil and on deadwood) and on several level on different treespecies. Additionally a second table is digitalises containin the infomaration for the mainplot like the coordinates and the coverage of tree,- scrub,- and herb-layers (mainplot data).</text:span></text:p>
      <text:p text:style-name="Standard"><text:span text:style-name="T3"/></text:p>
      <text:p text:style-name="Standard"><text:span text:style-name="T3"/></text:p>
      <text:p text:style-name="Standard"><text:span text:style-name="T3">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species would be collected elesewerhere on the plot and to reduce a possible manipulation we assign an “r” to those species. Any moos species with missing name entrys will be deleted if we are not able to reprdouce the infoemation. </text:span></text:p>
      <text:p text:style-name="Standard"><text:span text:style-name="T3"/></text:p>
      <text:p text:style-name="Standard"><text:span text:style-name="T3">To make mathematical operations possible the Braun-Blanque scale for the coverage is translated into numeric values. </text:span><text:span text:style-name="T4">We need numeric vlaues for the coverage to use multivarinat statistical tool (eg an ordination). Therefore</text:span><text:span text:style-name="T3"> We assigned the mean procentual value from the Braun-Blanque scale as </text:span><text:soft-page-break/><text:span text:style-name="T3">the numeric mean value (see fig.XX).</text:span></text:p>
      <text:p text:style-name="Standard"><text:span text:style-name="T3"/></text:p>
      <table:table table:name="Tabelle1" table:style-name="Tabelle1">
        <table:table-column table:style-name="Tabelle1.A" table:number-columns-repeated="3"/>
        <table:table-row>
          <table:table-cell table:style-name="Tabelle1.A1" office:value-type="string">
            <text:p text:style-name="Table_20_Contents">Bran-Blanquet scale</text:p>
          </table:table-cell>
          <table:table-cell table:style-name="Tabelle1.A1" office:value-type="string">
            <text:p text:style-name="Table_20_Contents">cover</text:p>
          </table:table-cell>
          <table:table-cell table:style-name="Tabelle1.C1" office:value-type="string">
            <text:p text:style-name="Table_20_Contents">Numeric mean</text:p>
          </table:table-cell>
        </table:table-row>
        <table:table-row>
          <table:table-cell table:style-name="Tabelle1.A2" office:value-type="string">
            <text:p text:style-name="Table_20_Contents">r</text:p>
          </table:table-cell>
          <table:table-cell table:style-name="Tabelle1.A2" office:value-type="string">
            <text:p text:style-name="Table_20_Contents">Far less than 1 %</text:p>
          </table:table-cell>
          <table:table-cell table:style-name="Tabelle1.C2" office:value-type="string">
            <text:p text:style-name="Table_20_Contents">0,1</text:p>
          </table:table-cell>
        </table:table-row>
        <table:table-row>
          <table:table-cell table:style-name="Tabelle1.A2" office:value-type="string">
            <text:p text:style-name="Table_20_Contents">+</text:p>
          </table:table-cell>
          <table:table-cell table:style-name="Tabelle1.A2" office:value-type="string">
            <text:p text:style-name="Table_20_Contents">Less than 1%</text:p>
          </table:table-cell>
          <table:table-cell table:style-name="Tabelle1.C2" office:value-type="string">
            <text:p text:style-name="Table_20_Contents">0,5</text:p>
          </table:table-cell>
        </table:table-row>
        <table:table-row>
          <table:table-cell table:style-name="Tabelle1.A2" office:value-type="string">
            <text:p text:style-name="Table_20_Contents">1</text:p>
          </table:table-cell>
          <table:table-cell table:style-name="Tabelle1.A2" office:value-type="string">
            <text:p text:style-name="Table_20_Contents">Less than 5%</text:p>
          </table:table-cell>
          <table:table-cell table:style-name="Tabelle1.C2" office:value-type="string">
            <text:p text:style-name="Table_20_Contents">2,5</text:p>
          </table:table-cell>
        </table:table-row>
        <table:table-row>
          <table:table-cell table:style-name="Tabelle1.A2" office:value-type="string">
            <text:p text:style-name="Table_20_Contents">2</text:p>
          </table:table-cell>
          <table:table-cell table:style-name="Tabelle1.A2" office:value-type="string">
            <text:p text:style-name="Table_20_Contents">5-25 %</text:p>
          </table:table-cell>
          <table:table-cell table:style-name="Tabelle1.C2" office:value-type="string">
            <text:p text:style-name="Table_20_Contents">15</text:p>
          </table:table-cell>
        </table:table-row>
        <table:table-row>
          <table:table-cell table:style-name="Tabelle1.A2" office:value-type="string">
            <text:p text:style-name="Table_20_Contents">3</text:p>
          </table:table-cell>
          <table:table-cell table:style-name="Tabelle1.A2" office:value-type="string">
            <text:p text:style-name="Table_20_Contents">25-50 %</text:p>
          </table:table-cell>
          <table:table-cell table:style-name="Tabelle1.C2" office:value-type="string">
            <text:p text:style-name="Table_20_Contents">37,5</text:p>
          </table:table-cell>
        </table:table-row>
        <table:table-row>
          <table:table-cell table:style-name="Tabelle1.A2" office:value-type="string">
            <text:p text:style-name="Table_20_Contents">4</text:p>
          </table:table-cell>
          <table:table-cell table:style-name="Tabelle1.A2" office:value-type="string">
            <text:p text:style-name="Table_20_Contents">50-75 %</text:p>
          </table:table-cell>
          <table:table-cell table:style-name="Tabelle1.C2" office:value-type="string">
            <text:p text:style-name="Table_20_Contents">62,5</text:p>
          </table:table-cell>
        </table:table-row>
        <table:table-row>
          <table:table-cell table:style-name="Tabelle1.A2" office:value-type="string">
            <text:p text:style-name="Table_20_Contents">5</text:p>
          </table:table-cell>
          <table:table-cell table:style-name="Tabelle1.A2" office:value-type="string">
            <text:p text:style-name="Table_20_Contents">75-100 %</text:p>
          </table:table-cell>
          <table:table-cell table:style-name="Tabelle1.C2" office:value-type="string">
            <text:p text:style-name="Table_20_Contents">87,5</text:p>
          </table:table-cell>
        </table:table-row>
      </table:table>
      <text:p text:style-name="Standard"><text:span text:style-name="T3"/></text:p>
      <text:p text:style-name="P6">####### <text:s text:c="5"/>(enthält alles aus dem schritt R-preprocessing) ################################</text:p>
      <text:p text:style-name="P6"/>
      <text:p text:style-name="Standard">To get infromation about the occurance and coverage on the different substrates and to compare the mainplots we need to handle moos that occured multiple on a plot. Therefore we compute </text:p>
      <text:p text:style-name="Standard"/>
      <text:p text:style-name="Standard">To compare the species occurance and coverage by Department and substrate we need to compute several datasets and handle the moos species that occure multiple times. To compare the mainplots we compute a new dataset by accumulation of the subplots. First all epithy plots are accumulated with the mean value of coverage for every species. Than the subplots are accumulated in the same way to generate mean coverage values for every moos species.</text:p>
      <text:p text:style-name="Standard"/>
      <text:p text:style-name="Standard">From the cleaned dataset now severel subsets are generated to investigate the species compositions on the mainplots as like on the substartes. Therefore we need to handle the multi occurance of species within a main or subplot. <text:span text:style-name="T5">First we accumulate the cover values for the epihytes on a subplot from each treelevel to get the mean cover values for each epipyht subplot. Than we accumulate the </text:span></text:p>
      <text:p text:style-name="P6">First we generate subset tables for the substrates Soil, Deadwood and Epithy and calculate the mean value of cover with pivot format for the epithyt, due to multiple occourance on diffenret treespecies and hight levels. Than we further generate a table for the mainplots with</text:p>
      <text:p text:style-name="P6"/>
      <text:p text:style-name="P6">First we generate subset tables for the substrates soil, deadwood and epipyth containing all subplots of a substrate per mainplot location. The epipyht moos species can occure multiple times on a mainplotlocation on different treespecies and hight levels. We used the pivot table format to accumulate the cover values and get the mean covearage of epipyht speceis <text:s/>on each mainplot location.</text:p>
      <text:p text:style-name="P6"/>
      <text:p text:style-name="P6">To sort the dataset into the compositions for the mainplots, the different substrates and</text:p>
      <text:p text:style-name="P6"/>
      <text:p text:style-name="P6">mainplots: species compositons for each mainplot row=1 mainplot</text:p>
      <text:p text:style-name="P6">subplots: all subplots DW,SL,EP together 1 row= 1 subplot (eg DW)</text:p>
      <text:p text:style-name="P6">substrates: Mainpolt positions divided by substarte SL,DW,EP</text:p>
      <text:p text:style-name="P6"/>
      <text:p text:style-name="P6">Diese logik argumentieren </text:p>
      <text:p text:style-name="P6"/>
      <text:p text:style-name="Standard">Hier bescchreiben, wieso und wie die plots zusammengereht net werden</text:p>
      <text:p text:style-name="Standard">######### (enthält generate-Privots) ################################################# </text:p>
      <text:p text:style-name="Standard"/>
      <text:p text:style-name="Standard"/>
      <text:p text:style-name="P2">2.3.1 Data-Preprocessing</text:p>
      <text:p text:style-name="Standard"><text:soft-page-break/></text:p>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was hab ich hier gemacht?</text:p>
      <text:p text:style-name="Standard">Aus den bereinigten und akkumulierten datensätzen privots gemacht.</text:p>
      <text:p text:style-name="Standard">Aus den privots das austreten von arten erfasst und in verhäktnis zu der anzahl der plots gesetzte (in %)</text:p>
      <text:p text:style-name="Standard"/>
      <text:p text:style-name="Standard">Ferner die summe der bedeckung </text:p>
      <text:p text:style-name="Standard"/>
      <text:p text:style-name="Standard">Basistabelle mit arten die vorkommen pro Substarte fertig!</text:p>
      <text:p text:style-name="Standard"/>
      <text:p text:style-name="Standard">Nur wenige arte kommen ausshcließlich auf einem Substrat vor</text:p>
      <text:p text:style-name="Standard"/>
      <text:p text:style-name="Standard">terrestrische Moose: alles was nicht als Epi vorkommt</text:p>
      <text:p text:style-name="Standard">epypytische Moose: alles was nicht auf dem Boeden vorkommt</text:p>
      <text:p text:style-name="Standard"/>
      <text:p text:style-name="Standard">zeigt bereits das DW ein Übergang ist!</text:p>
      <text:p text:style-name="Standard">Aber hier die Logic nochmal prüfen.</text:p>
      <text:p text:style-name="Standard"/>
      <text:p text:style-name="Standard">Evt abbiung der tabelle mit farbmarkierungen? Siehe „bearbeitet“ datei</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 Vorgehen ? Wie machen wir das, warum?</text:p>
      <text:p text:style-name="Standard"/>
      <text:p text:style-name="P2">2.3.5 Korrelationsverfahren</text:p>
      <text:p text:style-name="Standard">- gegen umweltparameter</text:p>
      <text:p text:style-name="Standard">- Hypothese epipyten</text:p>
      <text:p text:style-name="P4">für epi ist der datensatz nicht gut aufbreitet. Zeigt keine gesamt bedekcung der arten oder richness.</text:p>
      <text:p text:style-name="P4">Ggf noch neu preprocessen</text:p>
      <text:p text:style-name="Standard"/>
      <text:p text:style-name="P1">3. Ergebnisse</text:p>
      <text:p text:style-name="Standard">- kurz und knapp, mit guten abbildungen</text:p>
      <text:p text:style-name="P2"/>
      <text:p text:style-name="P2">3.1 Basisdaten zu Moosen in Caldern</text:p>
      <text:p text:style-name="Standard"/>
      <text:p text:style-name="Standard">For the Caldern Forest we found 32 different Moos-species in total within the soil,deadwood and <text:soft-page-break/>eypthyt substartes (see fig.x). The soil and epipyt substrates contin 18 differnet species each and he deadwood substarte has the highest diversiy with 21 species. Most common Species within the mainplots is hypnum cupressiforme which is further the most common species by occurance on plots on deadwood (94%) and epipyt (100%). On soil the most common sopecies is polytrichum formosum (71%).</text:p>
      <text:p text:style-name="Standard"/>
      <text:p text:style-name="Standard"/>
      <text:p text:style-name="Standard"><draw:frame draw:style-name="fr1" draw:name="Objekt1" text:anchor-type="paragraph" svg:x="-1.991cm" svg:y="0.005cm" svg:width="20.981cm" svg:height="13.979cm" draw:z-index="0"><draw:object xlink:href="./Object 1" xlink:type="simple" xlink:show="embed" xlink:actuate="onLoad"/><draw:image xlink:href="./ObjectReplacements/Object 1" xlink:type="simple" xlink:show="embed" xlink:actuate="onLoad"/></draw:frame></text:p>
      <text:p text:style-name="Standard">Aufzählen der häufigsten arte pro Substrate</text:p>
      <text:p text:style-name="Standard"/>
      <text:p text:style-name="Standard"/>
      <text:p text:style-name="P2">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text:soft-page-break/></text:p>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20T19:35:15.29</dc:date>
    <meta:editing-duration>PT13H29M43S</meta:editing-duration>
    <meta:editing-cycles>8</meta:editing-cycles>
    <meta:generator>OpenOffice/4.1.3$Win32 OpenOffice.org_project/413m1$Build-9783</meta:generator>
    <meta:document-statistic meta:table-count="1" meta:image-count="0" meta:object-count="1" meta:page-count="6" meta:paragraph-count="139" meta:word-count="1468" meta:character-count="9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9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4" style:family="table-cell" style:parent-style-name="Default" style:data-style-name="N2"/>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2">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2">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office:value-type="float" office:value="154.075">
            <text:p>154,075</text:p>
          </table:table-cell>
          <table:table-cell office:value-type="float" office:value="41.8">
            <text:p>41,8</text:p>
          </table:table-cell>
          <table:table-cell office:value-type="float" office:value="327.6">
            <text:p>327,6</text:p>
          </table:table-cell>
          <table:table-cell office:value-type="float" office:value="21.5">
            <text:p>21,5</text:p>
          </table:table-cell>
        </table:table-row>
        <table:table-row table:style-name="ro2">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2">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2">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2">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2">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2">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2">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37.5">
            <text:p>37,5</text:p>
          </table:table-cell>
          <table:table-cell table:number-columns-repeated="2" office:value-type="string">
            <text:p>NA</text:p>
          </table:table-cell>
        </table:table-row>
        <table:table-row table:style-name="ro2">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office:value-type="float" office:value="460.366428571429">
            <text:p>460,3664285714</text:p>
          </table:table-cell>
          <table:table-cell office:value-type="float" office:value="0.7">
            <text:p>0,7</text:p>
          </table:table-cell>
          <table:table-cell office:value-type="float" office:value="978.5">
            <text:p>978,5</text:p>
          </table:table-cell>
          <table:table-cell office:value-type="float" office:value="410.983333333333">
            <text:p>410,9833333333</text:p>
          </table:table-cell>
        </table:table-row>
        <table:table-row table:style-name="ro2">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2">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2">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2">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2">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2">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2">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2">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2">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2">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2">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2">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office:value-type="float" office:value="32.6">
            <text:p>32,6</text:p>
          </table:table-cell>
          <table:table-cell office:value-type="float" office:value="62.6">
            <text:p>62,6</text:p>
          </table:table-cell>
          <table:table-cell office:value-type="string">
            <text:p>NA</text:p>
          </table:table-cell>
        </table:table-row>
        <table:table-row table:style-name="ro2">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office:value-type="float" office:value="35.5">
            <text:p>35,5</text:p>
          </table:table-cell>
          <table:table-cell office:value-type="float" office:value="0.1">
            <text:p>0,1</text:p>
          </table:table-cell>
          <table:table-cell office:value-type="string">
            <text:p>NA</text:p>
          </table:table-cell>
        </table:table-row>
        <table:table-row table:style-name="ro2">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2">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3">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3" table:number-rows-repeated="1048541">
          <table:table-cell table:number-columns-repeated="13"/>
        </table:table-row>
        <table:table-row table:style-name="ro3">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11.01.2020</text:date>, <text:time>22:29:04</text:time></text:p>
        </style:region-right>
      </style:header>
      <style:header-left style:display="false"/>
      <style:footer>
        <text:p>Seite <text:page-number>1</text:page-number> / <text:page-count>99</text:page-count></text:p>
      </style:footer>
      <style:footer-left style:display="false"/>
    </style:master-page>
  </office:master-styles>
</office:document-styles>
</file>